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fo:margin-top="0cm" fo:margin-bottom="0.21cm" table:align="margins" style:may-break-between-rows="false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3" style:family="table-row">
      <style:table-row-properties style:min-row-height="0.314cm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113e22"/>
    </style:style>
    <style:style style:name="P2" style:family="paragraph" style:parent-style-name="Table_20_Contents">
      <style:text-properties style:text-underline-style="solid" style:text-underline-width="auto" style:text-underline-color="font-color" officeooo:paragraph-rsid="00113e22"/>
    </style:style>
    <style:style style:name="P3" style:family="paragraph" style:parent-style-name="Heading_20_4">
      <style:text-properties officeooo:paragraph-rsid="00113e22"/>
    </style:style>
    <style:style style:name="P4" style:family="paragraph" style:parent-style-name="Definizione_20_Nome">
      <style:text-properties officeooo:paragraph-rsid="00113e22"/>
    </style:style>
    <style:style style:name="P5" style:family="paragraph" style:parent-style-name="Definizione_20_Valore">
      <style:text-properties officeooo:paragraph-rsid="00113e22"/>
    </style:style>
    <style:style style:name="T1" style:family="text">
      <style:text-properties officeooo:rsid="00113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h text:style-name="P3" text:outline-level="4"><text:span text:style-name="T1">Attività tirocinante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Definizione_20_Nome">Descrizione:</text:p>
          </table:table-cell>
          <table:table-cell table:style-name="Tabella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5" office:value-type="string">
            <text:p text:style-name="Spacer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D4" office:value-type="string">
            <text:p text:style-name="Table_20_Heading">NOME</text:p>
          </table:table-cell>
          <table:table-cell table:style-name="Tabella1.D4" office:value-type="string">
            <text:p text:style-name="Table_20_Heading">TIPO</text:p>
          </table:table-cell>
          <table:table-cell table:style-name="Tabella1.D4" office:value-type="string">
            <text:p text:style-name="Table_20_Heading">NULL</text:p>
          </table:table-cell>
          <table:table-cell table:style-name="Tabella1.D4" office:value-type="string">
            <text:p text:style-name="Table_20_Heading">KEY</text:p>
          </table:table-cell>
          <table:table-cell table:style-name="Tabella1.E4" office:value-type="string">
            <text:p text:style-name="Table_20_Heading">DEFAULT</text:p>
          </table:table-cell>
        </table:table-row>
        <table:table-row>
          <table:table-cell table:style-name="Tabella1.D10" office:value-type="string">
            <text:p text:style-name="P2"><text:span text:style-name="T1">ID</text:span></text:p>
          </table:table-cell>
          <table:table-cell table:style-name="Tabella1.D10" office:value-type="string">
            <text:p text:style-name="P1"><text:span text:style-name="T1">Integer(50)</text:span></text:p>
          </table:table-cell>
          <table:table-cell table:style-name="Tabella1.D10" office:value-type="string">
            <text:p text:style-name="P1"><text:span text:style-name="T1">NO</text:span></text:p>
          </table:table-cell>
          <table:table-cell table:style-name="Tabella1.D10" office:value-type="string">
            <text:p text:style-name="P1"><text:span text:style-name="T1">Primary</text:span></text:p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1"><text:span text:style-name="T1">Descrizione </text:span></text:p>
          </table:table-cell>
          <table:table-cell table:style-name="Tabella1.D10" office:value-type="string">
            <text:p text:style-name="P1"><text:span text:style-name="T1">Varchar(100)</text:span></text:p>
          </table:table-cell>
          <table:table-cell table:style-name="Tabella1.D10" office:value-type="string">
            <text:p text:style-name="P1"><text:span text:style-name="T1">SI</text:span>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1"><text:span text:style-name="T1">Data</text:span></text:p>
          </table:table-cell>
          <table:table-cell table:style-name="Tabella1.D10" office:value-type="string">
            <text:p text:style-name="P1"><text:span text:style-name="T1">date</text:span></text:p>
          </table:table-cell>
          <table:table-cell table:style-name="Tabella1.D10" office:value-type="string">
            <text:p text:style-name="P1"><text:span text:style-name="T1">SI</text:span>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1"><text:span text:style-name="T1">Ora inizio</text:span></text:p>
          </table:table-cell>
          <table:table-cell table:style-name="Tabella1.D10" office:value-type="string">
            <text:p text:style-name="P1"><text:span text:style-name="T1">Varchar(10)</text:span></text:p>
          </table:table-cell>
          <table:table-cell table:style-name="Tabella1.D10" office:value-type="string">
            <text:p text:style-name="P1"><text:span text:style-name="T1">SI</text:span>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1"><text:span text:style-name="T1">Ora fine</text:span></text:p>
          </table:table-cell>
          <table:table-cell table:style-name="Tabella1.D10" office:value-type="string">
            <text:p text:style-name="P1"><text:span text:style-name="T1">Varchar(10)</text:span></text:p>
          </table:table-cell>
          <table:table-cell table:style-name="Tabella1.D10" office:value-type="string">
            <text:p text:style-name="P1"><text:span text:style-name="T1">SI</text:span>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1"><text:span text:style-name="T1">Valutazione </text:span></text:p>
          </table:table-cell>
          <table:table-cell table:style-name="Tabella1.D10" office:value-type="string">
            <text:p text:style-name="P1"><text:span text:style-name="T1">Varchar(150)</text:span></text:p>
          </table:table-cell>
          <table:table-cell table:style-name="Tabella1.D10" office:value-type="string">
            <text:p text:style-name="P1"><text:span text:style-name="T1">SI</text:span>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</table:table>
      <text:h text:style-name="Heading_20_5" text:outline-level="5">Descrizione degli attribut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span text:style-name="T1">ID</text:span></text:p>
            <text:p text:style-name="P5"><text:span text:style-name="T1">numero identificativo univoco attività tirocinante</text:span>.</text:p>
            <text:p text:style-name="P4"><text:span text:style-name="T1">Descrizione</text:span></text:p>
            <text:p text:style-name="P5"><text:span text:style-name="T1">descrizione attività tirocinante</text:span>.</text:p>
            <text:p text:style-name="P4"><text:span text:style-name="T1">Valutazione</text:span></text:p>
            <text:p text:style-name="P5"><text:span text:style-name="T1">valutazione attività tirocinante</text:span>.</text:p>
            <text:p text:style-name="P4"><text:span text:style-name="T1">Ora inizio</text:span></text:p>
            <text:p text:style-name="P5"><text:span text:style-name="T1">ora inizio attività tirocinante</text:span>.</text:p>
            <text:p text:style-name="P4"><text:span text:style-name="T1">Ora fine</text:span></text:p>
            <text:p text:style-name="P5"><text:span text:style-name="T1">ora fine attività tirocinante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7:00:12.32</meta:creation-date>
    <meta:editing-duration>P0D</meta:editing-duration>
    <meta:editing-cycles>2</meta:editing-cycles>
    <meta:generator>LibreOffice/3.6$Windows_x86 LibreOffice_project/da8c1e6-fd468f4-454e206-f42a4a9-143cfd</meta:generator>
    <dc:date>2012-12-08T17:08:46.23</dc:date>
    <meta:document-statistic meta:table-count="2" meta:image-count="0" meta:object-count="0" meta:page-count="1" meta:paragraph-count="37" meta:word-count="58" meta:character-count="430" meta:non-whitespace-character-count="407"/>
  </office:meta>
</office:document-meta>
</file>